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183913506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1370953924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385359923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1737833524" text:style-name="L4">
        <text:list-item>
          <text:p text:style-name="P17">The Interface. (Lays the groundwork for the rest of the course.)</text:p>
        </text:list-item>
      </text:list>
      <text:list xml:id="list374416556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1444342830" text:continue-list="list1737833524" text:style-name="L4">
        <text:list-item>
          <text:p text:style-name="P17">Creating a Basic Map. (Have a good-looking map on screen before lunch.)</text:p>
        </text:list-item>
      </text:list>
      <text:list xml:id="list312737317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1958202764" text:continue-list="list1444342830" text:style-name="L4">
        <text:list-item>
          <text:p text:style-name="P17">Classifying Vector Data. (Learn about and apply vector classification.)</text:p>
        </text:list-item>
      </text:list>
      <text:list xml:id="list1809024442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 (with rule-based rendering for advanced users)</text:p>
        </text:list-item>
      </text:list>
      <text:list xml:id="list554751585" text:continue-list="list1958202764" text:style-name="L4">
        <text:list-item>
          <text:p text:style-name="P17">Map Composer. (Finalize the map's appearance.)</text:p>
        </text:list-item>
      </text:list>
      <text:list xml:id="list590728120" text:style-name="L8">
        <text:list-item>
          <text:p text:style-name="P25">Map composition</text:p>
        </text:list-item>
      </text:list>
      <text:p text:style-name="Standard"/>
      <text:p text:style-name="P2">Assignment:<text:span text:style-name="T5"> Optimize your map for ease of use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1052375171" text:style-name="L9">
        <text:list-item>
          <text:p text:style-name="P18">Creating Vector Data. (Digitize new data and customize the process.)</text:p>
        </text:list-item>
      </text:list>
      <text:list xml:id="list1613653830" text:style-name="L10">
        <text:list-item>
          <text:p text:style-name="P26">Create own dataset; define attributes; digitize</text:p>
        </text:list-item>
        <text:list-item>
          <text:p text:style-name="P26">Topological editing (polygon dataset)</text:p>
        </text:list-item>
        <text:list-item>
          <text:p text:style-name="P26">Forms (intermediate + advanced)</text:p>
        </text:list-item>
        <text:list-item>
          <text:p text:style-name="P26">Actions</text:p>
        </text:list-item>
      </text:list>
      <text:list xml:id="list120105985" text:continue-list="list1052375171" text:style-name="L9">
        <text:list-item>
          <text:p text:style-name="P18">Vector Analysis. (Extract new spatial information from vector data using analysis functions.)</text:p>
        </text:list-item>
      </text:list>
      <text:list xml:id="list552315574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int. + adv.)</text:p>
        </text:list-item>
      </text:list>
      <text:list xml:id="list1513779097" text:continue-list="list120105985" text:style-name="L9">
        <text:list-item>
          <text:p text:style-name="P18">Rasters. (Work with raster data.)</text:p>
        </text:list-item>
      </text:list>
      <text:list xml:id="list1441989566" text:style-name="L12">
        <text:list-item>
          <text:p text:style-name="P28">Data manipulation (mosaic, clip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 (int. + adv.)</text:p>
        </text:list-item>
      </text:list>
      <text:list xml:id="list1933228458" text:continue-list="list1513779097" text:style-name="L9">
        <text:list-item>
          <text:p text:style-name="P18">Completing the analysis. (Deliver a GIS product.)</text:p>
        </text:list-item>
      </text:list>
      <text:list xml:id="list1138398866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875456389" text:style-name="L14">
        <text:list-item>
          <text:p text:style-name="P19">QGIS plugins. (Extend the functionality of QGIS.)</text:p>
        </text:list-item>
      </text:list>
      <text:list xml:id="list545101504" text:style-name="L15">
        <text:list-item>
          <text:p text:style-name="P30">Fetching plugins from repositories</text:p>
        </text:list-item>
        <text:list-item>
          <text:p text:style-name="P30">Activating and using plugins</text:p>
        </text:list-item>
        <text:list-item>
          <text:p text:style-name="P30">Useful plugin examples</text:p>
        </text:list-item>
        <text:list-item>
          <text:p text:style-name="P30"><text:soft-page-break/>Using the Python console (advanced)</text:p>
        </text:list-item>
      </text:list>
      <text:list xml:id="list671594516" text:continue-list="list1875456389" text:style-name="L14">
        <text:list-item>
          <text:p text:style-name="P19">Using online mapping resources. (Make use of online data sources.)</text:p>
        </text:list-item>
      </text:list>
      <text:list xml:id="list445204458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10367394" text:continue-list="list671594516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509824972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1959931270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4-03T19:10:13</dc:date>
    <dc:creator>Rudi </dc:creator>
    <meta:editing-duration>P1DT22H3M17S</meta:editing-duration>
    <meta:editing-cycles>51</meta:editing-cycles>
    <meta:generator>LibreOffice/3.4$Unix LibreOffice_project/340m1$Build-402</meta:generator>
    <meta:document-statistic meta:table-count="0" meta:image-count="0" meta:object-count="0" meta:page-count="4" meta:paragraph-count="88" meta:word-count="650" meta:character-count="3988" meta:non-whitespace-character-count="3486"/>
  </office:meta>
</office:document-meta>
</file>